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Kristen ITC" svg:font-family="'Kristen ITC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lgoritmo para efetuar a troca um pneu furad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e o carro em movimen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rificar se há possibilidade de parar na lateral da v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 NÃ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gar o pisca aler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inuar buscando acostamento disponív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controu lugar para estacionar, seguir abaix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 SI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r a seta direi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nobrar para estacion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ar o carro / puxar o freio de mão / desligar o carro / ligar pisca aler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rir a porta do motorista e sair do carr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erificar se realmente pneu está furad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e NÃ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eriguar o porque do defeito aparen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(fim desse bloco)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 SI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dentificar qual a posição de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r ao porta malas e a abri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erificar se há estepe / “macaco” / chave de roda / triangulo de sinalizaçã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erificar se itens em condições de u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 NÃ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ificar se há possibilidade de sinalizar o transito de alguma maneira visível para manter a seguranç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ificar se há possibilidade de chamar socorro de guincho ou ajuda de outro veículo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 NÃ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entar novamente os itens anteriores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e SIM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fazer e aguarda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(fim desse bloco)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(fim desse bloco)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e S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tirar o triangulo de sinalização / “macaco” / chave de roda / estep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icionar o triangulo de sinalização distante aproximadamente 30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sicionar macaco na posição mais próxima do pneu fura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sapertar os parafusos da roda com a chave de ro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cionar o “macaco” para iniciar o levantamento do car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ificar se a roda está alta o bastante e liv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ltar os parafusos com a chave de ro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tirar a roda com pneu fura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aixar o estepe no lugar corre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locar os parafusos e prend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cionar o “macaco” para baixar o car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ificar se a roda está firme no chã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pertar os parafusos com a chave de ro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ixar ao máximo o “macaco”e retirar de posiçã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colher pneu furado / “macaco” / chave de roda / triangulo de sinalizaçã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uardar tudo no porta mala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brir a porta do carro e entr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igar o carro / soltar o freio de mão / desligar pisca alert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r seta para esquerd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nobrar para sair do estacionament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guir viagem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(fim desse bloco)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(fim desse bloco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(fim desse bloco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(fim desse bloco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e o carro parra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guir o nº 2.5 em dian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Kristen ITC" svg:font-family="'Kristen ITC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02T14:22:48.572000000</meta:creation-date>
    <dc:date>2022-11-02T14:49:15.678000000</dc:date>
    <meta:editing-duration>PT2M24S</meta:editing-duration>
    <meta:editing-cycles>1</meta:editing-cycles>
    <meta:document-statistic meta:table-count="1" meta:cell-count="66" meta:object-count="0"/>
    <meta:generator>LibreOffice/6.4.4.2$Windows_X86_64 LibreOffice_project/3d775be2011f3886db32dfd395a6a6d1ca2630ff</meta:generator>
  </office:meta>
</office:document-meta>
</file>